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00a933"/>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4.3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5">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7">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21">
          <table:table-cell table:number-columns-repeated="1024"/>
        </table:table-row>
        <table:table-row table:style-name="ro4">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2:59:07.3754319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7-31T13:47:07.406016754</dc:date>
    <meta:editing-duration>P92DT6H37M51S</meta:editing-duration>
    <meta:editing-cycles>4037</meta:editing-cycles>
    <meta:generator>LibreOffice/6.4.7.2$Linux_X86_64 LibreOffice_project/40$Build-2</meta:generator>
    <meta:document-statistic meta:table-count="3" meta:cell-count="665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